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0" style:family="table-cell" style:parent-style-name="Default">
      <style:text-properties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fo:background-color="#00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31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 fo:font-size="11pt" style:font-size-asian="11pt" style:font-size-complex="11pt"/>
    </style:style>
    <style:style style:name="ce3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38" style:family="table-cell" style:parent-style-name="Default" style:data-style-name="N100">
      <style:table-cell-properties fo:background-color="#66ffff" fo:wrap-option="no-wrap"/>
      <style:text-properties fo:color="#000000" style:font-name="Courier New1" fo:font-size="11pt" style:font-size-asian="11pt" style:font-size-complex="11pt"/>
    </style:style>
    <style:style style:name="ce39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40" style:family="table-cell" style:parent-style-name="Default" style:data-style-name="N100">
      <style:table-cell-properties fo:background-color="#00ffff" fo:wrap-option="no-wrap"/>
      <style:text-properties fo:color="#000000" style:font-name="Courier New1" fo:font-size="11pt" style:font-size-asian="11pt" style:font-size-complex="11pt"/>
    </style:style>
    <style:style style:name="ce41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31" office:value-type="string">
            <text:p>0xBE6BBE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0xBE69EB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00BE695F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/>
          <table:table-cell table:style-name="ce31"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1" office:value-type="string">
            <text:p>0xBE73FE</text:p>
          </table:table-cell>
          <table:table-cell table:style-name="ce42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0xBE719F</text:p>
          </table:table-cell>
          <table:table-cell table:style-name="ce42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0xBE722B</text:p>
          </table:table-cell>
          <table:table-cell table:style-name="ce42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31" office:value-type="string">
            <text:p>byte</text:p>
          </table:table-cell>
          <table:table-cell table:style-name="ce43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1"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 table:style-name="ce31"/>
          <table:table-cell table:style-name="ce42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table:style-name="Default"/>
          <table:table-cell table:style-name="ce42" office:value-type="string">
            <text:p>DARKSOULS.exe+EDF020 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0</text:p>
          </table:table-cell>
          <table:table-cell table:style-name="Default" office:value-type="string">
            <text:p>long</text:p>
          </table:table-cell>
          <table:table-cell table:style-name="ce42" office:value-type="string">
            <text:p>Unknown, used in Util_RequestLevelUpFirst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8</text:p>
          </table:table-cell>
          <table:table-cell table:style-name="Default" office:value-type="string">
            <text:p>long</text:p>
          </table:table-cell>
          <table:table-cell table:style-name="ce42" office:value-type="string">
            <text:p>Unknown, used in Util_RequestLevelUp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0</text:p>
          </table:table-cell>
          <table:table-cell table:style-name="Default" office:value-type="string">
            <text:p>long</text:p>
          </table:table-cell>
          <table:table-cell table:style-name="ce42" office:value-type="string">
            <text:p>Unknown, used in Util_RequestLevelUp &amp; Util_RequestRegen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8</text:p>
          </table:table-cell>
          <table:table-cell table:style-name="Default" office:value-type="string">
            <text:p>long</text:p>
          </table:table-cell>
          <table:table-cell table:style-name="ce42" office:value-type="string">
            <text:p>Unknown, used in Util_RequestRespaw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02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3EC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14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42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42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2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42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2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42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2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42"/>
          <table:table-cell table:number-columns-repeated="1021"/>
        </table:table-row>
        <table:table-row table:style-name="ro1">
          <table:table-cell table:style-name="ce9"/>
          <table:table-cell table:style-name="ce33" office:value-type="string">
            <text:p>10010800</text:p>
          </table:table-cell>
          <table:table-cell table:style-name="ce42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42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42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42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42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42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42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42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42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42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42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42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42" office:value-type="string">
            <text:p>Result_SpinVal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42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42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42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42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42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42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2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2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42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42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Default"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0x1362DD0</text:p>
          </table:table-cell>
          <table:table-cell office:value-type="string">
            <text:p>long</text:p>
          </table:table-cell>
          <table:table-cell table:style-name="ce42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4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office:value-type="string">
            <text:p>0x100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area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worl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apUid(point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iniBlockInde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osSignWar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Tutorial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6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7" office:value-type="string">
            <text:p>GetWhiteGhostCou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HavePartyMemb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C</text:p>
          </table:table-cell>
          <table:table-cell table:style-name="ce17" office:value-type="string">
            <text:p>IsGame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unknown, used in SetMapUid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If 0, SetMapUid triggers warp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sPrevGreyGhost <text:s/>(8)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19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9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9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9" office:value-type="string">
            <text:p>0x1378622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enu Manag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/>
          <table:table-cell table:style-name="ce17" office:value-type="string">
            <text:p>“CloseGenDialog”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SosMsg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PlayerAssessMenu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Menu_Info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sShow_Camp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8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MsgGetResult_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b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6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RevengeRequeste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5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5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20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20"/>
          <table:table-cell table:style-name="ce36" office:value-type="float" office:value="11810112">
            <text:p>11810112</text:p>
          </table:table-cell>
          <table:table-cell table:style-name="ce20" office:value-type="string">
            <text:p>Undead Asylum, Boss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6" office:value-type="float" office:value="11810105">
            <text:p>11810105</text:p>
          </table:table-cell>
          <table:table-cell table:style-name="ce20" office:value-type="string">
            <text:p>Undead Asylum, Lower Oscar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6" office:value-type="float" office:value="11810106">
            <text:p>11810106</text:p>
          </table:table-cell>
          <table:table-cell table:style-name="ce20" office:value-type="string">
            <text:p>Undead Asylum, Upper Oscar Door</text:p>
          </table:table-cell>
          <table:table-cell table:style-name="ce20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 table:number-columns-repeated="2"/>
          <table:table-cell table:style-name="ce3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Release:</text:p>
          </table:table-cell>
          <table:table-cell table:style-name="Default" office:value-type="string">
            <text:p>Debug: <text:s/>+0x41C1</text:p>
          </table:table-cell>
          <table:table-cell table:style-name="Default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6E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2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3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6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8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9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A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C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D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E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1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19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19"/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1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table:style-name="ce17" office:value-type="string">
            <text:p>0x12DEFEB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1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C72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2E0]+0x54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Achievement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“ACH_00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earn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Achievement tex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(repeat)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6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AliveMo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ReviveWai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22"/>
          <table:table-cell table:style-name="ce38"/>
          <table:table-cell table:style-name="ce45"/>
          <table:table-cell table:style-name="ce38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Game Option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9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9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9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5F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, used in IsReady_Obj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Pointer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0</text:p>
          </table:table-cell>
          <table:table-cell table:style-name="ce19" office:value-type="string">
            <text:p>Number of entit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9" office:value-type="string">
            <text:p>pointer to structure of (some) apparent entities (loaded and unloaded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8</text:p>
          </table:table-cell>
          <table:table-cell table:style-name="ce19" office:value-type="string">
            <text:p>Number of (other) entit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9" office:value-type="string">
            <text:p>pointer to structure of (some) apparent entities (loaded and unloaded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[[0x1382340]+110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19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FollowCam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ulcrumD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D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[[+0x3C]+0x60]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TargetRot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earSosSign / GetSummonBlackResul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8</text:p>
          </table:table-cell>
          <table:table-cell table:style-name="ce17"/>
          <table:table-cell table:style-name="ce19" office:value-type="string">
            <text:p>Unknown, used in ResetSummonPara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use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ount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9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9"/>
          <table:table-cell table:style-name="ce35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9"/>
          <table:table-cell table:style-name="ce35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9"/>
          <table:table-cell table:style-name="ce35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9"/>
          <table:table-cell table:style-name="ce35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9"/>
          <table:table-cell table:style-name="ce35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39" office:value-type="string">
            <text:p>+0x0054</text:p>
          </table:table-cell>
          <table:table-cell table:style-name="ce35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39" office:value-type="string">
            <text:p>+0x00C0</text:p>
          </table:table-cell>
          <table:table-cell table:style-name="ce35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39"/>
          <table:table-cell table:style-name="ce39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39" office:value-type="string">
            <text:p>+0x00C8</text:p>
          </table:table-cell>
          <table:table-cell table:style-name="ce35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39" office:value-type="string">
            <text:p>+0x00D0</text:p>
          </table:table-cell>
          <table:table-cell table:style-name="ce35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39" office:value-type="string">
            <text:p>+0x00D4</text:p>
          </table:table-cell>
          <table:table-cell table:style-name="ce35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39" office:value-type="string">
            <text:p>+0x00D8</text:p>
          </table:table-cell>
          <table:table-cell table:style-name="ce35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39" office:value-type="string">
            <text:p>+0x00E4</text:p>
          </table:table-cell>
          <table:table-cell table:style-name="ce35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39"/>
          <table:table-cell table:style-name="ce35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Pointer</text:p>
          </table:table-cell>
          <table:table-cell office:value-type="string">
            <text:p>Pointer to MSB Data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0028</text:p>
          </table:table-cell>
          <table:table-cell office:value-type="string">
            <text:p>Pointer to MSB entries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MSB index (?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(MSB Entries + 10) + <text:s/>4xIndex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2</text:p>
          </table:table-cell>
          <table:table-cell office:value-type="string">
            <text:p>IsIntru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3</text:p>
          </table:table-cell>
          <table:table-cell office:value-type="string">
            <text:p>IsColiseumGhost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table:style-name="ce15" office:value-type="string">
            <text:p>Pointer</text:p>
          </table:table-cell>
          <table:table-cell office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18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1FD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</text:p>
          </table:table-cell>
          <table:table-cell office:value-type="string">
            <text:p>ForceUpdateNextFrame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1x</text:p>
          </table:table-cell>
          <table:table-cell office:value-type="string">
            <text:p>SetEventGener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4</text:p>
          </table:table-cell>
          <table:table-cell/>
          <table:table-cell office:value-type="string">
            <text:p>(Confirm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000</text:p>
          </table:table-cell>
          <table:table-cell office:value-type="string">
            <text:p>RequestNormalUpdateNetwork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FFF</text:p>
          </table:table-cell>
          <table:table-cell office:value-type="string">
            <text:p>RequestForceUpdateNetwork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long</text:p>
          </table:table-cell>
          <table:table-cell office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short</text:p>
          </table:table-cell>
          <table:table-cell office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>
            <text:p>+0x028A</text:p>
          </table:table-cell>
          <table:table-cell office:value-type="string">
            <text:p>short</text:p>
          </table:table-cell>
          <table:table-cell office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short</text:p>
          </table:table-cell>
          <table:table-cell office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3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9e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Network Debug Info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8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mber Lim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5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Automatch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3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LocalPlayerId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Modified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odified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odified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4"/>
          <table:table-cell table:style-name="ce40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9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3</text:p>
          </table:table-cell>
          <table:table-cell table:style-name="ce17" office:value-type="string">
            <text:p>IsHo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4</text:p>
          </table:table-cell>
          <table:table-cell table:style-name="ce17" office:value-type="string">
            <text:p>IsTryJoin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6</text:p>
          </table:table-cell>
          <table:table-cell table:style-name="ce17" office:value-type="string">
            <text:p>Is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1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1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1">
          <table:table-cell table:style-name="ce9" office:value-type="string">
            <text:p>Release:</text:p>
          </table:table-cell>
          <table:table-cell table:style-name="ce41" office:value-type="string">
            <text:p>0x13A466C</text:p>
          </table:table-cell>
          <table:table-cell table:style-name="ce42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31" office:value-type="string">
            <text:p>0x13A882C</text:p>
          </table:table-cell>
          <table:table-cell table:style-name="ce42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42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42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30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1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20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20" table:number-columns-repeated="2"/>
          <table:table-cell table:number-columns-repeated="1022"/>
        </table:table-row>
        <table:table-row table:style-name="ro3">
          <table:table-cell table:style-name="ce20" office:value-type="string">
            <text:p>#### - Currently active main menu option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2BD43 - reads map part visible byt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2D5B6 - reads brightness flag of map pieces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[1383cd0]+17c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C9D0FF4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c9d9670+8]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4efeff8 = name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m2000B2_000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c14a4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11">
            <text:p>1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 textures</text:p>
          </table:table-cell>
          <table:table-cell table:number-columns-repeated="1021"/>
        </table:table-row>
        <table:table-row table:style-name="ro3">
          <table:table-cell table:style-name="ce15" office:value-type="float" office:value="14">
            <text:p>1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35">
            <text:p>35</text:p>
          </table:table-cell>
          <table:table-cell table:style-name="ce15" office:value-type="string">
            <text:p>bytearra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2x</text:p>
          </table:table-cell>
          <table:table-cell table:style-name="ce15" office:value-type="string">
            <text:p>shadowed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x4</text:p>
          </table:table-cell>
          <table:table-cell table:style-name="ce15" office:value-type="string">
            <text:p>Bright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float" office:value="108">
            <text:p>10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VisibleForDebug</text:p>
          </table:table-cell>
          <table:table-cell table:number-columns-repeated="1021"/>
        </table:table-row>
        <table:table-row table:style-name="ro3">
          <table:table-cell table:style-name="ce15" office:value-type="float" office:value="114">
            <text:p>11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rightness</text:p>
          </table:table-cell>
          <table:table-cell table:number-columns-repeated="1021"/>
        </table:table-row>
        <table:table-row table:style-name="ro3">
          <table:table-cell table:style-name="ce15" office:value-type="float" office:value="120">
            <text:p>1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4">
            <text:p>1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G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8">
            <text:p>1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 value</text:p>
          </table:table-cell>
          <table:table-cell table:number-columns-repeated="1021"/>
        </table:table-row>
        <table:table-row table:style-name="ro3" table:number-rows-repeated="10471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2017-09-01</text:date>, <text:time>17:0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9-01T17:06:18.57</dc:date>
    <meta:editing-duration>P16DT55M16S</meta:editing-duration>
    <meta:editing-cycles>580</meta:editing-cycles>
    <meta:generator>OpenOffice/4.1.3$Win32 OpenOffice.org_project/413m1$Build-9783</meta:generator>
    <dc:creator>LH </dc:creator>
    <meta:document-statistic meta:table-count="12" meta:cell-count="4337" meta:object-count="0"/>
  </office:meta>
</office:document-meta>
</file>